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leog1" table:style-name="ta1">
        <table:shapes>
          <draw:frame draw:z-index="0" draw:style-name="gr1" draw:text-style-name="P1" svg:width="15.999cm" svg:height="8.999cm" svg:x="21.508cm" svg:y="3.47cm">
            <draw:object draw:notify-on-update-of-ranges="Bileog1.A1:Bileog1.A1 Bileog1.A2:Bileog1.A10 Bileog1.E1:Bileog1.E1 Bileog1.E2:Bileog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561cm" svg:y="0cm">
            <draw:object draw:notify-on-update-of-ranges="Bileog1.B1:Bileog1.B1 Bileog1.B2:Bileog1.B10 Bileog1.E1:Bileog1.E1 Bileog1.E2:Bileog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2.055cm" svg:y="1.828cm">
            <draw:object draw:notify-on-update-of-ranges="Bileog1.C1:Bileog1.C1 Bileog1.C2:Bileog1.C10 Bileog1.E1:Bileog1.E1 Bileog1.E2:Bileog1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92cm" svg:y="9.563cm">
            <draw:object draw:notify-on-update-of-ranges="Bileog1.B1:Bileog1.B1 Bileog1.B2:Bileog1.B10 Bileog1.F1:Bileog1.F1 Bileog1.F2:Bileog1.F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.012cm" svg:y="10.222cm">
            <draw:object draw:notify-on-update-of-ranges="Bileog1.C1:Bileog1.C1 Bileog1.C2:Bileog1.C10 Bileog1.F1:Bileog1.F1 Bileog1.F2:Bileog1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.506cm" svg:y="10.128cm">
            <draw:object draw:notify-on-update-of-ranges="Bileog1.E1:Bileog1.E1 Bileog1.E2:Bileog1.E10 Bileog1.F1:Bileog1.F1 Bileog1.F2:Bileog1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>
          <table:table-cell office:value-type="string" calcext:value-type="string">
            <text:p>2nd quartile</text:p>
          </table:table-cell>
          <table:table-cell office:value-type="string" calcext:value-type="string">
            <text:p>3rd quartile</text:p>
          </table:table-cell>
          <table:table-cell office:value-type="string" calcext:value-type="string">
            <text:p>90th percentil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 to Triples Ratio</text:p>
          </table:table-cell>
          <table:table-cell office:value-type="string" calcext:value-type="string">
            <text:p>Ratio of Repeats to Trip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504014" calcext:value-type="float">
            <text:p>6504014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97049" calcext:value-type="float">
            <text:p>697049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8085" calcext:value-type="float">
            <text:p>42808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85612" calcext:value-type="float">
            <text:p>1185612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068" calcext:value-type="float">
            <text:p>0.106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66924" calcext:value-type="float">
            <text:p>666924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733" calcext:value-type="float">
            <text:p>0.073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80694" calcext:value-type="float">
            <text:p>6080694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6264" calcext:value-type="float">
            <text:p>416264</text:p>
          </table:table-cell>
          <table:table-cell table:number-columns-repeated="2" office:value-type="float" office:value="0.0975" calcext:value-type="float">
            <text:p>0.0975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115498" calcext:value-type="float">
            <text:p>12115498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953" calcext:value-type="float">
            <text:p>0.09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59" calcext:value-type="float">
            <text:p>435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2">
          <table:table-cell table:style-name="Default" table:formula="of:=CORREL([.A2:.A10];[.E2:.E10])" office:value-type="float" office:value="0.382101137750644" calcext:value-type="float">
            <text:p>0.382101137750644</text:p>
          </table:table-cell>
          <table:table-cell table:style-name="Default" table:formula="of:=CORREL([.B2:.B10];[.E2:.E10])" office:value-type="float" office:value="-0.111140028227325" calcext:value-type="float">
            <text:p>-0.111140028227325</text:p>
          </table:table-cell>
          <table:table-cell table:style-name="Default" table:formula="of:=CORREL([.C2:.C10];[.E2:.E10])" office:value-type="float" office:value="-0.514345814458966" calcext:value-type="float">
            <text:p>-0.514345814458966</text:p>
          </table:table-cell>
          <table:table-cell table:style-name="Default" office:value-type="string" calcext:value-type="string">
            <text:p>&lt;&lt; R to max to triples ratio</text:p>
          </table:table-cell>
          <table:table-cell table:style-name="Default" table:number-columns-repeated="2"/>
        </table:table-row>
        <table:table-row table:style-name="ro2">
          <table:table-cell table:style-name="Default" table:formula="of:=[.A11]^2" office:value-type="float" office:value="0.146001279470337" calcext:value-type="float">
            <text:p>0.146001279470337</text:p>
          </table:table-cell>
          <table:table-cell table:style-name="Default" table:formula="of:=[.B11]^2" office:value-type="float" office:value="0.0123521058743707" calcext:value-type="float">
            <text:p>0.012352105874371</text:p>
          </table:table-cell>
          <table:table-cell table:style-name="Default" table:formula="of:=[.C11]^2" office:value-type="float" office:value="0.264551616851457" calcext:value-type="float">
            <text:p>0.264551616851457</text:p>
          </table:table-cell>
          <table:table-cell table:style-name="Default" office:value-type="string" calcext:value-type="string">
            <text:p>&lt;&lt; R2</text:p>
          </table:table-cell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table:formula="of:=CORREL([.B2:.B10];[.F2:.F10])" office:value-type="float" office:value="-0.194420117103842" calcext:value-type="float">
            <text:p>-0.194420117103842</text:p>
          </table:table-cell>
          <table:table-cell table:style-name="Default" table:formula="of:=CORREL([.C2:.C10];[.F2:.F10])" office:value-type="float" office:value="-0.877120875025558" calcext:value-type="float">
            <text:p>-0.877120875025558</text:p>
          </table:table-cell>
          <table:table-cell table:style-name="Default"/>
          <table:table-cell table:style-name="Default" table:formula="of:=CORREL([.E2:.E10];[.F2:.F10])" office:value-type="float" office:value="0.699496815385445" calcext:value-type="float">
            <text:p>0.699496815385445</text:p>
          </table:table-cell>
          <table:table-cell table:style-name="Default" office:value-type="string" calcext:value-type="string">
            <text:p>&lt;&lt; R to ratio of repeatrs to triples</text:p>
          </table:table-cell>
        </table:table-row>
        <table:table-row table:style-name="ro2">
          <table:table-cell table:style-name="Default"/>
          <table:table-cell table:style-name="Default" table:formula="of:=[.B13]^2" office:value-type="float" office:value="0.0377991819346718" calcext:value-type="float">
            <text:p>0.037799181934672</text:p>
          </table:table-cell>
          <table:table-cell table:style-name="Default" table:formula="of:=[.C13]^2" office:value-type="float" office:value="0.7693410294056" calcext:value-type="float">
            <text:p>0.7693410294056</text:p>
          </table:table-cell>
          <table:table-cell table:style-name="Default"/>
          <table:table-cell table:style-name="Default" table:formula="of:=[.E13]^2" office:value-type="float" office:value="0.48929579473438" calcext:value-type="float">
            <text:p>0.48929579473438</text:p>
          </table:table-cell>
          <table:table-cell table:style-name="Default" office:value-type="string" calcext:value-type="string">
            <text:p>&lt;&lt; R to ratio of repeatrs to triples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a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ga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athanach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Leathanach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5T12:51:00.169495402</meta:creation-date>
    <dc:date>2021-08-05T18:57:08.293866604</dc:date>
    <meta:editing-duration>PT1H12M47S</meta:editing-duration>
    <meta:editing-cycles>3</meta:editing-cycles>
    <meta:generator>LibreOffice/7.1.4.2$Linux_X86_64 LibreOffice_project/10$Build-2</meta:generator>
    <meta:document-statistic meta:table-count="1" meta:cell-count="76" meta:object-count="6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9cm" svg:y="0.316cm" chart:style-name="ch2">
          <text:p>Median centrality vs max-centrality to tripples ratio</text:p>
        </chart:title>
        <chart:plot-area chart:style-name="ch3" table:cell-range-address="Bileog1.A1:Bileog1.A10 Bileog1.E1:Bileog1.E10" chart:data-source-has-labels="row" svg:x="1.331cm" svg:y="1.275cm" svg:width="14.349cm" svg:height="6.564cm">
          <chart:coordinate-region svg:x="2.243cm" svg:y="1.474cm" svg:width="13.197cm" svg:height="5.718cm"/>
          <chart:axis chart:dimension="x" chart:name="primary-x" chart:style-name="ch4">
            <chart:title svg:x="7.217cm" svg:y="8.019cm" chart:style-name="ch5">
              <text:p>median centrality</text:p>
            </chart:title>
            <chart:grid chart:style-name="ch6" chart:class="major"/>
          </chart:axis>
          <chart:axis chart:dimension="y" chart:name="primary-y" chart:style-name="ch7">
            <chart:title svg:x="0.451cm" svg:y="6.718cm" chart:style-name="ch8">
              <text:p>max-centrality to tripples ratio</text:p>
            </chart:title>
            <chart:grid chart:style-name="ch6" chart:class="major"/>
          </chart:axis>
          <chart:series chart:style-name="ch9" chart:values-cell-range-address="Bileog1.E2:Bileog1.E10" chart:label-cell-address="Bileog1.E1:Bileog1.E1" chart:class="chart:scatter">
            <chart:domain table:cell-range-address="Bileog1.A2:Bileog1.A10"/>
            <chart:regression-curve chart:style-name="ch10">
              <chart:equation chart:display-equation="false" chart:display-r-square="true" svg:x="11.167cm" svg:y="0.989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A</text:p>
              </table:table-cell>
              <table:table-cell office:value-type="string">
                <text:p>Max to Triples Ratio</text:p>
                <draw:g>
                  <svg:desc>Bileog1.E1:Bileog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ileog1.A2:Bileog1.A10</svg:desc>
                </draw:g>
              </table:table-cell>
              <table:table-cell office:value-type="float" office:value="0.0714">
                <text:p>0.0714</text:p>
                <draw:g>
                  <svg:desc>Bileog1.E2:Bileog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718">
                <text:p>0.0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93cm" svg:y="0.316cm" chart:style-name="ch2">
          <text:p>3rd quartile centrality vs max-centrality to tripples ratio</text:p>
        </chart:title>
        <chart:plot-area chart:style-name="ch3" table:cell-range-address="Bileog1.B1:Bileog1.B10 Bileog1.E1:Bileog1.E10" chart:data-source-has-labels="row" svg:x="1.331cm" svg:y="1.275cm" svg:width="14.349cm" svg:height="6.564cm">
          <chart:coordinate-region svg:x="2.243cm" svg:y="1.474cm" svg:width="13.343cm" svg:height="5.718cm"/>
          <chart:axis chart:dimension="x" chart:name="primary-x" chart:style-name="ch4">
            <chart:title svg:x="6.94cm" svg:y="8.019cm" chart:style-name="ch5">
              <text:p>3rd quartile centrality</text:p>
            </chart:title>
            <chart:grid chart:style-name="ch6" chart:class="major"/>
          </chart:axis>
          <chart:axis chart:dimension="y" chart:name="primary-y" chart:style-name="ch7">
            <chart:title svg:x="0.451cm" svg:y="6.718cm" chart:style-name="ch8">
              <text:p>max-centrality to tripples ratio</text:p>
            </chart:title>
            <chart:grid chart:style-name="ch6" chart:class="major"/>
          </chart:axis>
          <chart:series chart:style-name="ch9" chart:values-cell-range-address="Bileog1.E2:Bileog1.E10" chart:label-cell-address="Bileog1.E1:Bileog1.E1" chart:class="chart:scatter">
            <chart:domain table:cell-range-address="Bileog1.B2:Bileog1.B10"/>
            <chart:regression-curve chart:style-name="ch10">
              <chart:equation chart:display-equation="false" chart:display-r-square="true" svg:x="11.343cm" svg:y="1.002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B</text:p>
              </table:table-cell>
              <table:table-cell office:value-type="string">
                <text:p>Max to Triples Ratio</text:p>
                <draw:g>
                  <svg:desc>Bileog1.E1:Bileog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Bileog1.B2:Bileog1.B10</svg:desc>
                </draw:g>
              </table:table-cell>
              <table:table-cell office:value-type="float" office:value="0.0714">
                <text:p>0.0714</text:p>
                <draw:g>
                  <svg:desc>Bileog1.E2:Bileog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718">
                <text:p>0.0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68cm" svg:y="0.316cm" chart:style-name="ch2">
          <text:p>90th percentile centrality vs max-centrality to triples ratio</text:p>
        </chart:title>
        <chart:plot-area chart:style-name="ch3" table:cell-range-address="Bileog1.C1:Bileog1.C10 Bileog1.E1:Bileog1.E10" chart:data-source-has-labels="row" svg:x="1.331cm" svg:y="1.275cm" svg:width="14.349cm" svg:height="6.564cm">
          <chart:coordinate-region svg:x="2.243cm" svg:y="1.474cm" svg:width="13.25cm" svg:height="5.718cm"/>
          <chart:axis chart:dimension="x" chart:name="primary-x" chart:style-name="ch4">
            <chart:title svg:x="6.688cm" svg:y="8.019cm" chart:style-name="ch5">
              <text:p>90th percentile centrality</text:p>
            </chart:title>
            <chart:grid chart:style-name="ch6" chart:class="major"/>
          </chart:axis>
          <chart:axis chart:dimension="y" chart:name="primary-y" chart:style-name="ch7">
            <chart:title svg:x="0.451cm" svg:y="6.625cm" chart:style-name="ch8">
              <text:p>max-centrality to triples ratio</text:p>
            </chart:title>
            <chart:grid chart:style-name="ch6" chart:class="major"/>
          </chart:axis>
          <chart:series chart:style-name="ch9" chart:values-cell-range-address="Bileog1.E2:Bileog1.E10" chart:label-cell-address="Bileog1.E1:Bileog1.E1" chart:class="chart:scatter">
            <chart:domain table:cell-range-address="Bileog1.C2:Bileog1.C10"/>
            <chart:regression-curve chart:style-name="ch10">
              <chart:equation chart:display-equation="false" chart:display-r-square="true" svg:x="11.26cm" svg:y="0.954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C</text:p>
              </table:table-cell>
              <table:table-cell office:value-type="string">
                <text:p>Max to Triples Ratio</text:p>
                <draw:g>
                  <svg:desc>Bileog1.E1:Bileog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Bileog1.C2:Bileog1.C10</svg:desc>
                </draw:g>
              </table:table-cell>
              <table:table-cell office:value-type="float" office:value="0.0714">
                <text:p>0.0714</text:p>
                <draw:g>
                  <svg:desc>Bileog1.E2:Bileog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718">
                <text:p>0.0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3rd quartile centrality vs ratio of repeats to triples</text:p>
        </chart:title>
        <chart:plot-area chart:style-name="ch3" table:cell-range-address="Bileog1.B1:Bileog1.B10 Bileog1.F1:Bileog1.F10" chart:data-source-has-labels="row" svg:x="1.331cm" svg:y="1.275cm" svg:width="14.349cm" svg:height="6.564cm">
          <chart:coordinate-region svg:x="2.243cm" svg:y="1.474cm" svg:width="13.343cm" svg:height="5.718cm"/>
          <chart:axis chart:dimension="x" chart:name="primary-x" chart:style-name="ch4">
            <chart:title svg:x="6.94cm" svg:y="8.019cm" chart:style-name="ch5">
              <text:p>3rd quartile centrality</text:p>
            </chart:title>
            <chart:grid chart:style-name="ch6" chart:class="major"/>
          </chart:axis>
          <chart:axis chart:dimension="y" chart:name="primary-y" chart:style-name="ch7">
            <chart:title svg:x="0.451cm" svg:y="6.334cm" chart:style-name="ch8">
              <text:p>ratio of repeats to triples</text:p>
            </chart:title>
            <chart:grid chart:style-name="ch6" chart:class="major"/>
          </chart:axis>
          <chart:series chart:style-name="ch9" chart:values-cell-range-address="Bileog1.F2:Bileog1.F10" chart:label-cell-address="Bileog1.F1:Bileog1.F1" chart:class="chart:scatter">
            <chart:domain table:cell-range-address="Bileog1.B2:Bileog1.B10"/>
            <chart:regression-curve chart:style-name="ch10">
              <chart:equation chart:display-equation="false" chart:display-r-square="true" svg:x="11.305cm" svg:y="0.989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B</text:p>
              </table:table-cell>
              <table:table-cell office:value-type="string">
                <text:p>Ratio of Repeats to Triples</text:p>
                <draw:g>
                  <svg:desc>Bileog1.F1:Bileog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Bileog1.B2:Bileog1.B10</svg:desc>
                </draw:g>
              </table:table-cell>
              <table:table-cell office:value-type="float" office:value="0.0503">
                <text:p>0.0503</text:p>
                <draw:g>
                  <svg:desc>Bileog1.F2:Bileog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01">
                <text:p>0.1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91cm" svg:y="0.316cm" chart:style-name="ch2">
          <text:p>90th percentile centrality vs ratio of repeats to triples</text:p>
        </chart:title>
        <chart:plot-area chart:style-name="ch3" table:cell-range-address="Bileog1.C1:Bileog1.C10 Bileog1.F1:Bileog1.F10" chart:data-source-has-labels="row" svg:x="1.331cm" svg:y="1.275cm" svg:width="14.349cm" svg:height="6.564cm">
          <chart:coordinate-region svg:x="1.767cm" svg:y="1.474cm" svg:width="13.541cm" svg:height="5.718cm"/>
          <chart:axis chart:dimension="x" chart:name="primary-x" chart:style-name="ch4">
            <chart:title svg:x="6.688cm" svg:y="8.019cm" chart:style-name="ch5">
              <text:p>90th percentile centrality</text:p>
            </chart:title>
            <chart:grid chart:style-name="ch6" chart:class="major"/>
          </chart:axis>
          <chart:axis chart:dimension="y" chart:name="primary-y" chart:style-name="ch4">
            <chart:title svg:x="0.451cm" svg:y="6.334cm" chart:style-name="ch7">
              <text:p>ratio of repeats to triples</text:p>
            </chart:title>
            <chart:grid chart:style-name="ch6" chart:class="major"/>
          </chart:axis>
          <chart:series chart:style-name="ch8" chart:values-cell-range-address="" chart:class="chart:scatter">
            <chart:domain table:cell-range-address="Bileog1.C2:Bileog1.C10"/>
            <chart:regression-curve chart:style-name="ch9">
              <chart:equation chart:display-equation="false" chart:display-r-square="true" svg:x="11.042cm" svg:y="0.964cm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C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">
                <text:p>15</text:p>
                <draw:g>
                  <svg:desc>Bileog1.C2:Bileog1.C10</svg:desc>
                </draw:g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81cm" svg:y="0.316cm" chart:style-name="ch2">
          <text:p>max-centrality to triples ratio vs ratio of repeats to triples</text:p>
        </chart:title>
        <chart:plot-area chart:style-name="ch3" table:cell-range-address="Bileog1.E1:Bileog1.F10" chart:data-source-has-labels="row" svg:x="1.331cm" svg:y="1.275cm" svg:width="14.349cm" svg:height="6.564cm">
          <chart:coordinate-region svg:x="2.243cm" svg:y="1.474cm" svg:width="13.105cm" svg:height="5.718cm"/>
          <chart:axis chart:dimension="x" chart:name="primary-x" chart:style-name="ch4">
            <chart:title svg:x="6.437cm" svg:y="8.019cm" chart:style-name="ch5">
              <text:p>max-centrality to triples ratio</text:p>
            </chart:title>
            <chart:grid chart:style-name="ch6" chart:class="major"/>
          </chart:axis>
          <chart:axis chart:dimension="y" chart:name="primary-y" chart:style-name="ch7">
            <chart:title svg:x="0.451cm" svg:y="6.334cm" chart:style-name="ch8">
              <text:p>ratio of repeats to triples</text:p>
            </chart:title>
            <chart:grid chart:style-name="ch6" chart:class="major"/>
          </chart:axis>
          <chart:series chart:style-name="ch9" chart:values-cell-range-address="Bileog1.F2:Bileog1.F10" chart:label-cell-address="Bileog1.F1:Bileog1.F1" chart:class="chart:scatter">
            <chart:domain table:cell-range-address="Bileog1.E2:Bileog1.E10"/>
            <chart:regression-curve chart:style-name="ch10">
              <chart:equation chart:display-equation="false" chart:display-r-square="true" svg:x="11.187cm" svg:y="0.922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E</text:p>
              </table:table-cell>
              <table:table-cell office:value-type="string">
                <text:p>Ratio of Repeats to Triples</text:p>
                <draw:g>
                  <svg:desc>Bileog1.F1:Bileog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4">
                <text:p>0.0714</text:p>
                <draw:g>
                  <svg:desc>Bileog1.E2:Bileog1.E10</svg:desc>
                </draw:g>
              </table:table-cell>
              <table:table-cell office:value-type="float" office:value="0.0503">
                <text:p>0.0503</text:p>
                <draw:g>
                  <svg:desc>Bileog1.F2:Bileog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2">
                <text:p>0.0552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9">
                <text:p>0.0659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9">
                <text:p>0.1129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8">
                <text:p>0.0938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4">
                <text:p>0.0704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5">
                <text:p>0.0975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58">
                <text:p>0.1358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8">
                <text:p>0.0718</text:p>
              </table:table-cell>
              <table:table-cell office:value-type="float" office:value="0.101">
                <text:p>0.1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